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iladores: Compiladores são programas que convertem arquivos que contém pro-</text:p>
      <text:p text:style-name="P2">gramas escritos em linguagens de alto nível (formato texto) para formato objeto.</text:p>
      <text:p text:style-name="P2"></text:p>
      <text:p text:style-name="P2">Montadores: Montadores são programas que convertem arquivos que contém programas</text:p>
      <text:p text:style-name="P2">em linguagem assembly (formato texto) para o formato de código objeto.</text:p>
      <text:p text:style-name="P2"></text:p>
      <text:p text:style-name="P2">Ligadores: são programas convertem arquivos em formato objeto para formato</text:p>
      <text:p text:style-name="P2">executável.</text:p>
      <text:p text:style-name="P2"></text:p>
      <text:p text:style-name="P2">Carregadores : Carregam os arquivos que contém formato executável para a</text:p>
      <text:p text:style-name="P2">execução. Para isto ele lê partes dos arquivos objeto e copia estas partes para</text:p>
      <text:p text:style-name="P2">a memória.</text:p>
      <text:p text:style-name="P2"></text:p>
      <text:p text:style-name="P2">FLUXOGRAMA:</text:p>
      <text:p text:style-name="P2"></text:p>
      <text:p text:style-name="P2">LINGUAGEM DE ALTO NIVEL &gt; |COMPILADOR| &gt; PROGRAMA NO FORMATO OBJETO &gt; |LIGADOR|</text:p>
      <text:p text:style-name="P2">&gt; PROGRAMA NO FORMATO EXECUTAVEL &gt; |CARREGADOR| </text:p>
      <text:p text:style-name="P2"></text:p>
      <text:p text:style-name="P2">LINGUAGEM EM BAIXO NIVEL &gt; |MONTADOR| &gt; PROGRAMA NO FORMATO OBJETO &gt; |LIGADOR|</text:p>
      <text:p text:style-name="P2">&gt; PROGRAMA NO FORMATO EXECUTAVEL &gt; |CARREGADOR| </text:p>
      <text:p text:style-name="P2"></text:p>
      <text:p text:style-name="P2">--</text:p>
      <text:p text:style-name="P2"></text:p>
      <text:p text:style-name="P2">linux: formato ELF (executable and linking format)</text:p>
      <text:p text:style-name="P2"></text:p>
      <text:p text:style-name="P2">--</text:p>
      <text:p text:style-name="P2"></text:p>
      <text:p text:style-name="P2">carregador:</text:p>
      <text:p text:style-name="P2">1. identifica as seções de um arquivo executável;</text:p>
      <text:p text:style-name="P2">2. solicita uma nova entrada na tabela de processos do SO;</text:p>
      <text:p text:style-name="P2">3. aloca espaço na memória para que o programa seja lá colocado;</text:p>
      <text:p text:style-name="P2">4. termina sua ação.</text:p>
      <text:p text:style-name="P2"></text:p>
      <text:p text:style-name="P2"></text:p>
      <text:p text:style-name="P2">tipos: carregadores absolutos e relocaveis</text:p>
      <text:p text:style-name="P2"></text:p>
      <text:p text:style-name="P2">absolutos: sempre alocam a mesma porcao de memoria iniciada em um mesmo local.</text:p>
      <text:p text:style-name="P2">problema: outor aplicativo pode estar rodando. <text:s/>solucao: swap de aplicativos ou</text:p>
      <text:p text:style-name="P2">aplicativo nao roda</text:p>
      <text:p text:style-name="P2"></text:p>
      <text:p text:style-name="P2">relocaveis: pode ser alocado em qualquer espaco da memoria problema: calcular os</text:p>
      <text:p text:style-name="P2">novos enderecos para ajustar linhas que contenham referenciamento de memoria; os</text:p>
      <text:p text:style-name="P2">programas executados nao podem ser maiores que a memoria disponivel; memoria</text:p>
      <text:p text:style-name="P2">ocupada? swap de aplicativos. <text:s/>solucao: calcular e reajustar os enderecos para o</text:p>
      <text:p text:style-name="P2">problema de enderecos. <text:s/>quem faz: sistema operacional e/ou cpu</text:p>
      <text:p text:style-name="P2"></text:p>
      <text:p text:style-name="P2">SOLUCOES PARA PROBLEMAS DE MEMORIA:</text:p>
      <text:p text:style-name="P2">1) JOGAR O PROBLEMA PARA O USUARIO</text:p>
      <text:p text:style-name="P2">2) JOGAR O PROBLEMA PARA O PROGRAMADOR</text:p>
      <text:p text:style-name="P2">3) S.O. EH O RESPONSAVEL POR ISSO</text:p>
      <text:p text:style-name="P2"></text:p>
      <text:p text:style-name="P2">##############################################</text:p>
      <text:p text:style-name="P2">FORMATOS DE PROGRAMA</text:p>
      <text:p text:style-name="P2">- nada interessante para a prova</text:p>
      <text:p text:style-name="P2">##############################################</text:p>
      <text:p text:style-name="P2"><text:s text:c="2"/>LINGUAGEM DE MAQUINA</text:p>
      <text:p text:style-name="P2">- o formato do arquivo executavel eh definido pelo sistema operacional (elf,</text:p>
      <text:p text:style-name="P2"><text:s text:c="2"/>portable executable file format etc).</text:p>
      <text:p text:style-name="P2">- .com &gt; carregador absoluto</text:p>
      <text:p text:style-name="P2">- .exe &gt; carregador relocavel</text:p>
      <text:p text:style-name="P2">- dois tipos de arquivo ELF: 1) os que armazenam codigo objeto 2) os que</text:p>
      <text:p text:style-name="P2"><text:s text:c="2"/>armazenam codigo executavel (obvio)</text:p>
      <text:p text:style-name="P2">#############################################</text:p>
      <text:p text:style-name="P2">ARQUIVOS OBJETO:</text:p>
      <text:p text:style-name="P2">&gt; modularizar o programa facilitar manutencao de codigo</text:p>
      <text:p text:style-name="P2"></text:p>
      <text:p text:style-name="P2">BIBLIOTECAS:</text:p>
      <text:p text:style-name="P2">&gt; contem uma serie de objetos que sao funcoes implementadas economia de memoria</text:p>
      <text:p text:style-name="P2">&gt; e espaco em disco</text:p>
      <text:p text:style-name="P2"></text:p>
      <text:p text:style-name="P2">BIBLIOTECAS ESTATICAS:</text:p>
      <text:p text:style-name="P2">&gt; "tudo em um"</text:p>
      <text:p text:style-name="P2">ar -rc libMyLib.a a.o b.o c.o d.o gcc -o main -lMylib -L.</text:p>
      <text:p text:style-name="P2"></text:p>
      <text:p text:style-name="P2">O programa "ar" simplesmente concatena os arquivos indicados e coloca alguma</text:p>
      <text:p text:style-name="P2">informação adicional (para facilitar o acesso às funções) no cabeçalho do</text:p>
      <text:p text:style-name="P2">arquivo "libMyLib.a". <text:s/>-lMyLib : diz ao compilador que o codigo das funções que</text:p>
      <text:p text:style-name="P2">nao forem encontradas em main.c podem ser encontradas na biblioteca libMyLib.a</text:p>
      <text:p text:style-name="P2">-L. : Quando houver necessidade, o compilador (mais especificamente o ligador)</text:p>
      <text:p text:style-name="P2"><text:soft-page-break/>irá procurar pela biblioteca em alguns diretorios padrão (/usr/lib,</text:p>
      <text:p text:style-name="P2">/usr/local/lib, etc),</text:p>
      <text:p text:style-name="P2"></text:p>
      <text:p text:style-name="P2">PROBLEMA: Mau uso da memoria! <text:s/>SOLUCAO:</text:p>
      <text:p text:style-name="P2"></text:p>
      <text:p text:style-name="P2">BIBLIOTECAS COMPARTILHADAS: ideia: ao inves de todo mundo carregar a funcao</text:p>
      <text:p text:style-name="P2">printf, vamos compartilha-la na memoria e no disco.</text:p>
      <text:p text:style-name="P2"></text:p>
      <text:p text:style-name="P2">A sequencia de comandos para gerar uma biblioteca compartilhada para os arquivos</text:p>
      <text:p text:style-name="P2">objeto "a.c" e "b.c" é a seguinte:</text:p>
      <text:p text:style-name="P2">&gt; gcc -fPIC -c -Wall a.c -o a.o gcc -fPIC -c -Wall b.c -o b.o ld -shared -o</text:p>
      <text:p text:style-name="P2">&gt; libMyLib.so a.o b.o gcc -o main main.c -lMyLib -L.</text:p>
      <text:p text:style-name="P2"></text:p>
      <text:p text:style-name="P2">A opcao -fPIC gera um codigo objeto relocavel, assim o endereco de print podera</text:p>
      <text:p text:style-name="P2">ser referenciado pelo sistema operacional. -Wall pede para informar todos os</text:p>
      <text:p text:style-name="P2">avisos de erro e ld -shared geral a biblioteca compartilhada.</text:p>
      <text:p text:style-name="P2"></text:p>
      <text:p text:style-name="P2">PROBLEMAS: Mesmo economizando memoria, pode ser que a biblioteca compartilhada</text:p>
      <text:p text:style-name="P2">esteja sendo muito pouco usada pelo aplicativo, o que a torna um gasto</text:p>
      <text:p text:style-name="P2">desnecessario de memoria.</text:p>
      <text:p text:style-name="P2"></text:p>
      <text:p text:style-name="P2">exemplo: DLLs, Dynamic Link Libraries</text:p>
      <text:p text:style-name="P2"></text:p>
      <text:p text:style-name="P2">Para chamar uma biblioteca dinamica:</text:p>
      <text:p text:style-name="P2">Se quiser entender como funciona: SB.pdf, paginas: 84, 85 e 86.</text:p>
      <text:p text:style-name="P2">Recomendo dar foco para o exemplo (pag 86), mais facil de entender.</text:p>
      <text:p text:style-name="P2"></text:p>
      <text:p text:style-name="P2">Para criar uma biblioteca dinamica:</text:p>
      <text:p text:style-name="P2">Suponha que temos dois arquivos fonte (a.c e b.c) com os quais deve ser criada a</text:p>
      <text:p text:style-name="P2">biblioteca libMyDynamicLib.so. Para criar a biblioteca e para gerar o programa</text:p>
      <text:p text:style-name="P2">executável, deve ser digitada a seguinte seqüência de comandos:</text:p>
      <text:p text:style-name="P2"></text:p>
      <text:p text:style-name="P2"><text:tab/><text:tab/>gcc -fPIC -o a.o -c a.c</text:p>
      <text:p text:style-name="P2"><text:tab/><text:tab/>gcc -fPIC -o b.o -c b.c</text:p>
      <text:p text:style-name="P2"><text:tab/><text:tab/>ld -shared -o libMyDynamic.so a.o b.o</text:p>
      <text:p text:style-name="P2"><text:tab/><text:tab/>gcc -o main main.c -L. -lMyDynamic -ldl</text:p>
      <text:p text:style-name="P2"></text:p>
      <text:p text:style-name="P2">Observe que a única diferença com relação ao processo de compilação de</text:p>
      <text:p text:style-name="P2">bibliotecas compartilhadas é a inclusão da biblioteca -ldl", que contém as</text:p>
      <text:p text:style-name="P2">funções "dl*" e que foram incluidas estaticamente.</text:p>
      <text:p text:style-name="P2">###########################################</text:p>
      <text:p text:style-name="P2">O PROGRAMA LIGADOR</text:p>
      <text:p text:style-name="P2">&gt; recebe uma serie de arquivos objetos e gera um unico arquivo executavel.</text:p>
      <text:p text:style-name="P2">&gt; concatenacao entre os arquivos objetos: espacos entre eles na memoria</text:p>
      <text:p text:style-name="P2">motivo: necessidade dos enderecos serem multiplos de 4, pois o alinhamento</text:p>
      <text:p text:style-name="P2">ocorre de 4 em 4 bytes*</text:p>
      <text:p text:style-name="P2">*isso eh um problema de arquitetura de computadores; quando se usa paginacoes de</text:p>
      <text:p text:style-name="P2">4k, entao as secoes devem ser multiplicas de 4k; E assim vai...</text:p>
      <text:p text:style-name="P2">&gt; as referencias aos procedimentos entre os objetos sao substituidas por novas</text:p>
      <text:p text:style-name="P2">&gt; referencias dentro de um unico executavel; devido a isso, o arquivo objeto</text:p>
      <text:p text:style-name="P2">deve armazenar esta informacao em uma tabela de enderecos relocaveis</text:p>
      <text:p text:style-name="P2">&gt; Os novos enderecos apos a fusao dos arquivos objetos ja sao os enderecos virtuais do executavel</text:p>
      <text:p text:style-name="P2">###########################################</text:p>
      <text:p text:style-name="P2">ARQUIVOS OBJETOS COM MAIS DE UM SEGMENTO</text:p>
      <text:p text:style-name="P2">&gt; o ligador deve concatenar os segmentos equivalentes de cada arquivo objeto em um unico segmento no arquivo executavel; Isso decorrer porque arquivos objetos e executaveis sao compostos de varios segmentos (ver figura 8.3 na pagina 93 do SB.pdf para compreender melhor)</text:p>
      <text:p text:style-name="P2">##########################################</text:p>
      <text:p text:style-name="P2">LIGADORES PARA OBJETOS COMPARTILHADOS</text:p>
      <text:p text:style-name="P2">&gt; como ja comentado, objetos podem se tornar repetidos em disco e na memoria,</text:p>
      <text:p text:style-name="P2">entao foram criadas os objetos compartilhados e os dinamicos</text:p>
      <text:p text:style-name="P2">&gt; no caso dos compartilhados, o S.O. eh quem gerencia-os;</text:p>
      <text:p text:style-name="P2"></text:p>
      <text:p text:style-name="P2">LIGADORES PARA OBJETOS DINAMICOS</text:p>
      <text:p text:style-name="P2">&gt; motivacao: melhor uso da memoria;</text:p>
      <text:p text:style-name="P2">&gt; ele devera incluir uma biblioteca estatica que permita carregar e descarregar</text:p>
      <text:p text:style-name="P2">bibliotecas em tempo de execucao</text:p>
      <text:p text:style-name="P2"></text:p>
      <text:p text:style-name="P2">##########################################</text:p>
      <text:p text:style-name="P2">O PROGRAMA CARREGADOR</text:p>
      <text:p text:style-name="P2">funcao:</text:p>
      <text:p text:style-name="P2">trazer o programa para a memoria e coloca-lo em execucao</text:p>
      <text:p text:style-name="P2"></text:p>
      <text:p text:style-name="P2">tipos:</text:p>
      <text:p text:style-name="P2">TIPO I) CARREGADOR SEM RELOCACAO</text:p>
      <text:p text:style-name="P2">TIPO II) CARREGADOR COM RELOCACAO</text:p>
      <text:p text:style-name="P2">TIPO III) CARREGADORES QUE USAM MEMORIA VIRTUAL</text:p>
      <text:p text:style-name="P2"></text:p>
      <text:p text:style-name="P2">TIPO I:</text:p>
      <text:p text:style-name="P2">exemplo: formato COM do M$-DOS</text:p>
      <text:p text:style-name="P2"><text:soft-page-break/>inicia sempre no mesmo endereco: 0x0100</text:p>
      <text:p text:style-name="P2"></text:p>
      <text:p text:style-name="P2">problemas ja citados: monotarefa, monousuario</text:p>
      <text:p text:style-name="P2"></text:p>
      <text:p text:style-name="P2">TIPO II)</text:p>
      <text:p text:style-name="P2">exemplo: formato EXE do M$-DOS 2.0</text:p>
      <text:p text:style-name="P2">motivacao: multi-tarefa com a possibilidade de relocar referencias de memoria</text:p>
      <text:p text:style-name="P2">problema grave: toda a area da memoria era valida para execucao</text:p>
      <text:p text:style-name="P2"></text:p>
      <text:p text:style-name="P2">TIPO III)</text:p>
      <text:p text:style-name="P2">exemplo: modelo ELF</text:p>
      <text:p text:style-name="P2">motivacao: mapeamento direto na memoria fisica pode permitir inumeros problemas</text:p>
      <text:p text:style-name="P2">solucao: capa programa tem a sua caixa de areia, 4gb no modelo elf, e soh pode</text:p>
      <text:p text:style-name="P2">mexer nela. Havera um mapeamento da memoria virtual para a memoria fisica, e o</text:p>
      <text:p text:style-name="P2">processo soh tera acesso ao seu mapeamento feito na memoria fisica.</text:p>
      <text:p text:style-name="P2">###################################################</text:p>
      <text:p text:style-name="P2">MAIS SOBRE O TIPO III, MODELO QUE USA MEMORIA VIRTUAL</text:p>
      <text:p text:style-name="P2"></text:p>
      <text:p text:style-name="P2">EXECUTAVEIS COM BIBLIOTECAS ESTATICAS</text:p>
      <text:p text:style-name="P2">-&gt; ligador gera enderecos virtuais fixos, sem relocacao</text:p>
      <text:p text:style-name="P2">-&gt; carregador trabalha como nos arquivos do tipo COM, mas em memoria virtual</text:p>
      <text:p text:style-name="P2"></text:p>
      <text:p text:style-name="P2">EXECUTAVEIS COM BIBLIOTECAS COMPARTILHADAS</text:p>
      <text:p text:style-name="P2">-&gt; carregador 'carrega' o executavel e as bibliotecas compartilhadas para a</text:p>
      <text:p text:style-name="P2">memoria virtual e faz a relocacoes de referencias de memoria, atribuindo entao</text:p>
      <text:p text:style-name="P2">os enderecos corretos</text:p>
      <text:p text:style-name="P2"></text:p>
      <text:p text:style-name="P2">problema: lista-se todos os enderecos que devem ser relocados e espera o</text:p>
      <text:p text:style-name="P2">carregador determinar os novos enderecos; Isso eh ineficiente.</text:p>
      <text:p text:style-name="P2"></text:p>
      <text:p text:style-name="P2">solucao: tabela de relocacao, adotada pelo ELF sob o nome de "plt" (procedure</text:p>
      <text:p text:style-name="P2">linkage table); Assim, o executavel chama procedimentos da tabela plt que por</text:p>
      <text:p text:style-name="P2">sua vez ira desviar o fluxo para as bibliotecas compartilhadas que forem</text:p>
      <text:p text:style-name="P2">carregadas.</text:p>
      <text:p text:style-name="P2"></text:p>
      <text:p text:style-name="P2">vantagem da plt: nao alterar nada na secao text, apenas alterar os enderecos</text:p>
      <text:p text:style-name="P2">contidos nessa tabela.</text:p>
      <text:p text:style-name="P2"></text:p>
      <text:p text:style-name="P2">EXECUTAVEIS COM BIBLIOTECAS DINAMICAS</text:p>
      <text:p text:style-name="P2">- nada na apostila SB.pdf</text:p>
      <text:p text:style-name="P2"></text:p>
      <text:p text:style-name="P2">###################################################</text:p>
      <text:p text:style-name="P2">CONCEITOS:</text:p>
      <text:p text:style-name="P2"></text:p>
      <text:p text:style-name="P2">EMULADOR:</text:p>
      <text:p text:style-name="P2">Um emulador é capaz de duplicar o comportamento das funções de um</text:p>
      <text:p text:style-name="P2">sistema “A” em um sistema “B” de tal forma que o sistema “B” se comporte</text:p>
      <text:p text:style-name="P2">exatamente como se fosse o sistema “A”.</text:p>
      <text:p text:style-name="P2"></text:p>
      <text:p text:style-name="P2">INTEPRETADOR:</text:p>
      <text:p text:style-name="P2">Um interpretador é um sistema capaz de executar instruções de uma</text:p>
      <text:p text:style-name="P2">linguagem interpretada (kkkkkkkkkkk).</text:p>
      <text:p text:style-name="P2">##################################################</text:p>
      <text:p text:style-name="P2"></text:p>
      <text:p text:style-name="P2">EMULADORES:</text:p>
      <text:p text:style-name="P2">exemplo: wine, sob o ponto de vista de software basico</text:p>
      <text:p text:style-name="P2"></text:p>
      <text:p text:style-name="P2">o que ele faz: le COM, EXE ou PE e converte para o modelo ELF, alem de tornar</text:p>
      <text:p text:style-name="P2">compativeis as chamadas ao sistema (syscalls, nesse caso win32 para POSIX)</text:p>
      <text:p text:style-name="P2"></text:p>
      <text:p text:style-name="P2">win 32 do wine &gt; versao livre baseada em engenharia reversa</text:p>
      <text:p text:style-name="P2"></text:p>
      <text:p text:style-name="P2">problema grave: programas que acessam hardware sem chamadas ao sistema</text:p>
      <text:p text:style-name="P2"></text:p>
      <text:p text:style-name="P2">#######################################################</text:p>
      <text:p text:style-name="P2">INTERPRETADORES</text:p>
      <text:p text:style-name="P2"></text:p>
      <text:p text:style-name="P2">Um interpretador é um programa que interpreta instruções. Para tal, ele deve ser invocado e deve ser dito para ele qual o programa que ele deve executar.</text:p>
      <text:p text:style-name="P2"></text:p>
      <text:p text:style-name="P2">exemplo: JAVA</text:p>
      <text:p text:style-name="P2"></text:p>
      <text:p text:style-name="P2">COMPILADOR JAVA transforma programacao de ALTO NIVEL em BAIXO NIVEL, um assembly</text:p>
      <text:p text:style-name="P2">chamado "bytecode" e que esta no formato ELF e deve ser processado por uma CPU</text:p>
      <text:p text:style-name="P2">especifica. O INTERPRETADOR le o bytecode e executa-o. Existem diversos</text:p>
      <text:p text:style-name="P2">INTERPRETADORES, um para cada S.O., tornando o seu bytecode PORTAVEL,</text:p>
      <text:p text:style-name="P2">MULTIPLATAFORMA.</text:p>
      <text:p text:style-name="P1"/>
      <text:p text:style-name="P1"><text:soft-page-break/># EAX &gt; sempre conterá onde comecam as headers</text:p>
      <text:p text:style-name="P1"># EBX &gt; posição corrente da brk</text:p>
      <text:p text:style-name="P1"># ECX &gt; tamanho do bloco</text:p>
      <text:p text:style-name="P1"># EDX &gt; tamanho a ser alocado</text:p>
      <text:p text:style-name="P1">.section .data</text:p>
      <text:p text:style-name="P1">#Variáveis globais#</text:p>
      <text:p text:style-name="P1"><text:tab/>inicio_Heap: .int 0</text:p>
      <text:p text:style-name="P1"><text:tab/>pos_Corrente: .int 0</text:p>
      <text:p text:style-name="P1"><text:tab/>total_Livre: .int 0</text:p>
      <text:p text:style-name="P1"><text:tab/>total_Ocupado: .int 0</text:p>
      <text:p text:style-name="P1"><text:tab/>segmentos_Ocupados: .int 0 </text:p>
      <text:p text:style-name="P1"><text:tab/>segmentos_Livres: .int 0</text:p>
      <text:p text:style-name="P1">#Constantes#</text:p>
      <text:p text:style-name="P1"><text:tab/>.equ TAM_CABECALHO, 8</text:p>
      <text:p text:style-name="P1"><text:tab/>.equ BRK, 45</text:p>
      <text:p text:style-name="P1"><text:tab/>.equ LINUX_SYSCALL, 0x80</text:p>
      <text:p text:style-name="P1"><text:tab/>.equ DISPONIVEL , 1</text:p>
      <text:p text:style-name="P1"><text:tab/>.equ INDISPONIVEL , 0</text:p>
      <text:p text:style-name="P1">#Strings#</text:p>
      <text:p text:style-name="P1"><text:tab/>str: .string "Aqui\n"</text:p>
      <text:p text:style-name="P1"><text:tab/>str_Inicio: .string "Inicio bss: %p \n"<text:tab/></text:p>
      <text:p text:style-name="P1"><text:tab/>str_Livre: .string "Segmento %d: %d bytes livres\n"</text:p>
      <text:p text:style-name="P1"><text:tab/>str_Ocupado: .string "Segmento %d: %d bytes ocupados\n"</text:p>
      <text:p text:style-name="P1"><text:tab/>livres: .string "Segmentos Livres: %d/%d bytes\n"</text:p>
      <text:p text:style-name="P1"><text:tab/>ocupados: .string "Segmentos Ocupados: %d/%d bytes\n"</text:p>
      <text:p text:style-name="P1"><text:tab/>str_Aviso: .string "Não foi alocado nada ainda!!!\n"</text:p>
      <text:p text:style-name="P1">.section .text</text:p>
      <text:p text:style-name="P1">.globl inicio_aloca</text:p>
      <text:p text:style-name="P1">.type inicio_aloca ,@function</text:p>
      <text:p text:style-name="P1"></text:p>
      <text:p text:style-name="P1">inicio_aloca: #Serve para guardar o inicio da heap na primeira vez que é executado o aloca</text:p>
      <text:p text:style-name="P1"><text:tab/>pushl %ebp</text:p>
      <text:p text:style-name="P1"><text:tab/>movl %esp , %ebp</text:p>
      <text:p text:style-name="P1"></text:p>
      <text:p text:style-name="P1"><text:tab/>movl $BRK,%eax <text:s/></text:p>
      <text:p text:style-name="P1"><text:tab/>movl $0,%ebx #retorna posição do último endereço válido em eax<text:tab/></text:p>
      <text:p text:style-name="P1"><text:tab/>int $LINUX_SYSCALL</text:p>
      <text:p text:style-name="P1"></text:p>
      <text:p text:style-name="P1"><text:tab/>incl %eax #Incrementa em 1 o endereço contido em eax, pois retorna o primeiro endereço</text:p>
      <text:p text:style-name="P1"><text:tab/><text:tab/>#válido , mas se quer o último invalido para começo da heap , como se fosse uma</text:p>
      <text:p text:style-name="P1"><text:tab/><text:tab/>#pilha.</text:p>
      <text:p text:style-name="P1"><text:tab/>movl %eax , inicio_Heap</text:p>
      <text:p text:style-name="P1"><text:tab/>movl %eax , pos_Corrente<text:tab/></text:p>
      <text:p text:style-name="P1"><text:tab/>movl %ebp , %esp</text:p>
      <text:p text:style-name="P1"><text:tab/>popl %ebp </text:p>
      <text:p text:style-name="P1"><text:tab/>ret</text:p>
      <text:p text:style-name="P1">.globl aloca</text:p>
      <text:p text:style-name="P1">.type aloca ,@function</text:p>
      <text:p text:style-name="P1">inicio:</text:p>
      <text:p text:style-name="P1"><text:tab/>call inicio_aloca</text:p>
      <text:p text:style-name="P1"><text:tab/>jmp continua</text:p>
      <text:p text:style-name="P1">aloca:</text:p>
      <text:p text:style-name="P1"><text:tab/>pushl %ebp</text:p>
      <text:p text:style-name="P1"><text:tab/>movl %esp , %ebp</text:p>
      <text:p text:style-name="P1"></text:p>
      <text:p text:style-name="P1"><text:tab/>cmpl $0, inicio_Heap #vê se é a primeira vez que chama a função no programa</text:p>
      <text:p text:style-name="P1"><text:tab/>je inicio</text:p>
      <text:p text:style-name="P1"><text:tab/></text:p>
      <text:p text:style-name="P1"><text:tab/>jmp continua<text:tab/></text:p>
      <text:p text:style-name="P1">continua:</text:p>
      <text:p text:style-name="P1"><text:tab/>movl inicio_Heap ,%eax</text:p>
      <text:p text:style-name="P1"><text:tab/>movl pos_Corrente ,%ebx</text:p>
      <text:p text:style-name="P1"><text:tab/>movl 8(%ebp),%edx</text:p>
      <text:p text:style-name="P1"><text:tab/></text:p>
      <text:p text:style-name="P1"><text:tab/>jmp verifica_para_alocar<text:tab/></text:p>
      <text:p text:style-name="P1">verifica_para_alocar:</text:p>
      <text:p text:style-name="P1"><text:tab/>cmpl %eax, %ebx<text:tab/>#se a posição corrente for igual ao endereço de procura precisa de mais memória!</text:p>
      <text:p text:style-name="P1"><text:tab/>je mais_memoria #abre mais memoria</text:p>
      <text:p text:style-name="P1"><text:tab/>movl 4(%eax) , %ecx #pega o tamanho do bloco</text:p>
      <text:p text:style-name="P1"></text:p>
      <text:p text:style-name="P1"><text:soft-page-break/><text:tab/>cmpl $INDISPONIVEL,0(%eax) #se o espaço não esta disponível, verifica próximo endereço</text:p>
      <text:p text:style-name="P1"><text:tab/>je proximo_endereco</text:p>
      <text:p text:style-name="P1"></text:p>
      <text:p text:style-name="P1"><text:tab/>cmpl %ecx,%edx #se o espaço estiver disponível e for o suficiente , aloca aqui mesmo<text:tab/><text:tab/><text:tab/></text:p>
      <text:p text:style-name="P1"><text:tab/>jle alocar_aqui</text:p>
      <text:p text:style-name="P1"><text:tab/></text:p>
      <text:p text:style-name="P1"><text:tab/>jmp proximo_endereco #se for pequeno o espaço e não der para alocar vai para o proximo endereço</text:p>
      <text:p text:style-name="P1">mais_memoria:</text:p>
      <text:p text:style-name="P1"><text:tab/>addl $TAM_CABECALHO,%ebx #adiciona o espaço para o cabeçalho </text:p>
      <text:p text:style-name="P1"><text:tab/>addl %edx, %ebx<text:tab/>#e também o tamanho que quer alocar.</text:p>
      <text:p text:style-name="P1"></text:p>
      <text:p text:style-name="P1"><text:tab/>pushl %eax #empilha os valores para fazer a SYSCALL pedindo mais memória</text:p>
      <text:p text:style-name="P1"><text:tab/>pushl %ebx</text:p>
      <text:p text:style-name="P1"><text:tab/>pushl %edx</text:p>
      <text:p text:style-name="P1"><text:tab/>movl $BRK , %eax</text:p>
      <text:p text:style-name="P1"><text:tab/>int $LINUX_SYSCALL #Retorna o novo endereço em eax caso Murphy permita. Caso não , retorna 0 em eax (Erro)</text:p>
      <text:p text:style-name="P1"></text:p>
      <text:p text:style-name="P1"><text:tab/>cmpl $0,%eax</text:p>
      <text:p text:style-name="P1"><text:tab/>je deu_erro<text:tab/><text:tab/></text:p>
      <text:p text:style-name="P1"><text:tab/>popl %edx #restaura os valores</text:p>
      <text:p text:style-name="P1"><text:tab/>popl %ebx</text:p>
      <text:p text:style-name="P1"><text:tab/>popl %eax</text:p>
      <text:p text:style-name="P1"><text:tab/></text:p>
      <text:p text:style-name="P1"><text:tab/>movl $INDISPONIVEL,0(%eax)<text:tab/>#monta o cabeçalho</text:p>
      <text:p text:style-name="P1"><text:tab/>movl %edx, 4(%eax)</text:p>
      <text:p text:style-name="P1"><text:tab/></text:p>
      <text:p text:style-name="P1"><text:tab/>addl $TAM_CABECALHO , %eax #agora sim , eax contém o endereço da memória usável que é depois do cabeçalho</text:p>
      <text:p text:style-name="P1"><text:tab/><text:tab/><text:tab/><text:tab/><text:tab/>#é também o retorno do aloca</text:p>
      <text:p text:style-name="P1"><text:tab/>movl %ebx , pos_Corrente #atualiza a posição para controle da heap</text:p>
      <text:p text:style-name="P1"><text:tab/></text:p>
      <text:p text:style-name="P1"><text:tab/>movl %ebp , %esp</text:p>
      <text:p text:style-name="P1"><text:tab/>popl %ebp</text:p>
      <text:p text:style-name="P1"><text:tab/>ret</text:p>
      <text:p text:style-name="P1">deu_erro:</text:p>
      <text:p text:style-name="P1"><text:tab/>movl $0,%eax #No erro retorna-se 0</text:p>
      <text:p text:style-name="P1"><text:tab/>movl %ebp , %esp</text:p>
      <text:p text:style-name="P1"><text:tab/>popl %ebp</text:p>
      <text:p text:style-name="P1"><text:tab/>ret</text:p>
      <text:p text:style-name="P1">proximo_endereco:</text:p>
      <text:p text:style-name="P1"><text:tab/>addl $TAM_CABECALHO, %eax #o próximo endereço para verificação é o cabeçalho + tamanho do espaço atual que não</text:p>
      <text:p text:style-name="P1"><text:tab/>addl %ecx,%eax<text:tab/>#esta disponivel</text:p>
      <text:p text:style-name="P1"><text:tab/>jmp verifica_para_alocar</text:p>
      <text:p text:style-name="P1">alocar_aqui:</text:p>
      <text:p text:style-name="P1"><text:tab/>movl $INDISPONIVEL, 0(%eax)</text:p>
      <text:p text:style-name="P1"><text:tab/>addl $TAM_CABECALHO,%eax<text:tab/>#eax fica com o valor da memória usável depois do cabeçalho , pois é o valor real de retorno</text:p>
      <text:p text:style-name="P1"></text:p>
      <text:p text:style-name="P1"><text:tab/>movl %ebp , %esp</text:p>
      <text:p text:style-name="P1"><text:tab/>popl %ebp</text:p>
      <text:p text:style-name="P1"><text:tab/>ret</text:p>
      <text:p text:style-name="P1">############################################################</text:p>
      <text:p text:style-name="P1">#Função de liberar memória!</text:p>
      <text:p text:style-name="P1">.globl libera_memoria</text:p>
      <text:p text:style-name="P1">.type libera_memoria ,@function<text:tab/></text:p>
      <text:p text:style-name="P1">libera_memoria:</text:p>
      <text:p text:style-name="P1"><text:tab/>pushl %ebp</text:p>
      <text:p text:style-name="P1"><text:tab/>movl %esp , %ebp</text:p>
      <text:p text:style-name="P1"><text:tab/>movl 8(%ebp),%eax</text:p>
      <text:p text:style-name="P1"><text:tab/>movl $DISPONIVEL , -8(%eax)<text:tab/></text:p>
      <text:p text:style-name="P1"><text:tab/>movl %ebp , %esp</text:p>
      <text:p text:style-name="P1"><text:tab/>popl %ebp</text:p>
      <text:p text:style-name="P1"><text:tab/>ret</text:p>
      <text:p text:style-name="P1">############################################################</text:p>
      <text:p text:style-name="P1">#Função que imprime um mapa!!</text:p>
      <text:p text:style-name="P1">.globl imprMapa</text:p>
      <text:p text:style-name="P1">.type imprMapa ,@function<text:tab/></text:p>
      <text:p text:style-name="P1">imprMapa:</text:p>
      <text:p text:style-name="P1"><text:tab/>pushl %ebp</text:p>
      <text:p text:style-name="P1"><text:tab/>movl %esp , %ebp</text:p>
      <text:p text:style-name="P1"><text:tab/>movl inicio_Heap ,%eax</text:p>
      <text:p text:style-name="P1"><text:soft-page-break/><text:tab/>movl pos_Corrente ,%ebx </text:p>
      <text:p text:style-name="P1"><text:tab/>cmpl %eax, %ebx</text:p>
      <text:p text:style-name="P1"><text:tab/>je nao_usou_aloca</text:p>
      <text:p text:style-name="P1"></text:p>
      <text:p text:style-name="P1"><text:tab/>pushl inicio_Heap</text:p>
      <text:p text:style-name="P1"><text:tab/>pushl $str_Inicio</text:p>
      <text:p text:style-name="P1"><text:tab/>call printf</text:p>
      <text:p text:style-name="P1"><text:tab/>addl $8,%esp</text:p>
      <text:p text:style-name="P1"></text:p>
      <text:p text:style-name="P1"><text:tab/>movl $1,%eax # Contador de segmentos</text:p>
      <text:p text:style-name="P1"><text:tab/>movl inicio_Heap,%ebx</text:p>
      <text:p text:style-name="P1"><text:tab/>jmp analisando_mapa</text:p>
      <text:p text:style-name="P1">analisando_mapa:</text:p>
      <text:p text:style-name="P1"><text:tab/>pushl 4(%ebx) <text:s/># empilha o tamanho do bloco</text:p>
      <text:p text:style-name="P1"><text:tab/>pushl %eax <text:s text:c="4"/># empilha o contador de segmentos</text:p>
      <text:p text:style-name="P1"><text:tab/>cmpl $INDISPONIVEL,0(%ebx)</text:p>
      <text:p text:style-name="P1"><text:tab/>je imprime_ocupado</text:p>
      <text:p text:style-name="P1"><text:tab/>jmp imprime_livre </text:p>
      <text:p text:style-name="P1">continua_mapa:</text:p>
      <text:p text:style-name="P1"><text:tab/>popl %eax</text:p>
      <text:p text:style-name="P1"><text:tab/>popl 4(%ebx)</text:p>
      <text:p text:style-name="P1"><text:tab/>movl %ebx,%ecx</text:p>
      <text:p text:style-name="P1"><text:tab/>addl $TAM_CABECALHO,%ecx</text:p>
      <text:p text:style-name="P1"><text:tab/>addl 4(%ebx),%ecx</text:p>
      <text:p text:style-name="P1"><text:tab/>movl %ecx,%ebx</text:p>
      <text:p text:style-name="P1"></text:p>
      <text:p text:style-name="P1"><text:tab/>cmpl pos_Corrente, %ebx</text:p>
      <text:p text:style-name="P1"><text:tab/>je terminando_mapa</text:p>
      <text:p text:style-name="P1"><text:tab/>addl $1,%eax</text:p>
      <text:p text:style-name="P1"><text:tab/>jmp analisando_mapa</text:p>
      <text:p text:style-name="P1">imprime_ocupado:</text:p>
      <text:p text:style-name="P1"><text:tab/>movl total_Ocupado,%edx</text:p>
      <text:p text:style-name="P1"><text:tab/>movl segmentos_Ocupados,%ecx</text:p>
      <text:p text:style-name="P1"></text:p>
      <text:p text:style-name="P1"><text:tab/>addl 4(%ebx),%edx</text:p>
      <text:p text:style-name="P1"><text:tab/>addl $1,%ecx</text:p>
      <text:p text:style-name="P1"><text:tab/>movl %edx,total_Ocupado</text:p>
      <text:p text:style-name="P1"><text:tab/>movl %ecx,segmentos_Ocupados</text:p>
      <text:p text:style-name="P1"><text:tab/>pushl $str_Ocupado<text:tab/>#</text:p>
      <text:p text:style-name="P1"><text:tab/>call printf <text:s text:c="8"/><text:tab/>#Demais parâmetros empilhados nas linhas 196 e 197</text:p>
      <text:p text:style-name="P1"><text:tab/>addl $4,%esp <text:s text:c="7"/><text:tab/>#</text:p>
      <text:p text:style-name="P1"><text:tab/>jmp continua_mapa</text:p>
      <text:p text:style-name="P1">imprime_livre:</text:p>
      <text:p text:style-name="P1"><text:tab/>movl total_Livre,%edx</text:p>
      <text:p text:style-name="P1"><text:tab/>movl segmentos_Livres,%ecx</text:p>
      <text:p text:style-name="P1"><text:tab/>addl 4(%ebx),%edx<text:tab/></text:p>
      <text:p text:style-name="P1"><text:tab/>addl $1,%ecx</text:p>
      <text:p text:style-name="P1"></text:p>
      <text:p text:style-name="P1"><text:tab/>movl %edx,total_Livre</text:p>
      <text:p text:style-name="P1"><text:tab/>movl %ecx,segmentos_Livres</text:p>
      <text:p text:style-name="P1"></text:p>
      <text:p text:style-name="P1"><text:tab/>pushl $str_Livre<text:tab/></text:p>
      <text:p text:style-name="P1"><text:tab/>call printf</text:p>
      <text:p text:style-name="P1"><text:tab/>addl $4,%esp</text:p>
      <text:p text:style-name="P1"><text:tab/>jmp continua_mapa</text:p>
      <text:p text:style-name="P1">terminando_mapa:</text:p>
      <text:p text:style-name="P1"><text:tab/>pushl total_Ocupado</text:p>
      <text:p text:style-name="P1"><text:tab/>pushl segmentos_Ocupados</text:p>
      <text:p text:style-name="P1"><text:tab/>pushl $ocupados</text:p>
      <text:p text:style-name="P1"></text:p>
      <text:p text:style-name="P1"><text:tab/>call printf</text:p>
      <text:p text:style-name="P1"><text:tab/>addl $12,%esp</text:p>
      <text:p text:style-name="P1"></text:p>
      <text:p text:style-name="P1"><text:tab/>pushl total_Livre</text:p>
      <text:p text:style-name="P1"><text:tab/>pushl segmentos_Livres</text:p>
      <text:p text:style-name="P1"><text:tab/>pushl $livres</text:p>
      <text:p text:style-name="P1"></text:p>
      <text:p text:style-name="P1"><text:tab/>call printf</text:p>
      <text:p text:style-name="P1"><text:tab/>addl $12,%esp</text:p>
      <text:p text:style-name="P1"><text:tab/></text:p>
      <text:p text:style-name="P1"><text:soft-page-break/><text:tab/>movl $0,total_Livre</text:p>
      <text:p text:style-name="P1"><text:tab/>movl $0,segmentos_Livres</text:p>
      <text:p text:style-name="P1"><text:tab/>movl $0,total_Ocupado</text:p>
      <text:p text:style-name="P1"><text:tab/>movl $0,segmentos_Ocupados</text:p>
      <text:p text:style-name="P1"></text:p>
      <text:p text:style-name="P1"><text:tab/>movl %ebp , %esp</text:p>
      <text:p text:style-name="P1"><text:tab/>popl %ebp</text:p>
      <text:p text:style-name="P1"><text:tab/>ret</text:p>
      <text:p text:style-name="P1">nao_usou_aloca:</text:p>
      <text:p text:style-name="P1"><text:tab/>pushl $str_Aviso</text:p>
      <text:p text:style-name="P1"><text:tab/>call printf</text:p>
      <text:p text:style-name="P1"><text:tab/></text:p>
      <text:p text:style-name="P1"><text:tab/>movl %ebp , %esp</text:p>
      <text:p text:style-name="P1"><text:tab/>popl %ebp</text:p>
      <text:p text:style-name="P1"><text:tab/>r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pterix </meta:initial-creator>
    <meta:creation-date>2010-06-21T09:58:01</meta:creation-date>
    <dc:date>2010-06-21T10:17:47</dc:date>
    <dc:creator>apterix </dc:creator>
    <meta:editing-duration>PT00H04M35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7" meta:paragraph-count="457" meta:word-count="2181" meta:character-count="15020"/>
  </office:meta>
</office:document-meta>
</file>